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8000"/>
    </style:style>
    <style:style style:name="P2" style:family="paragraph" style:parent-style-name="Standard">
      <style:text-properties fo:background-color="#158466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background-color="#81d41a"/>
    </style:style>
    <style:style style:name="P5" style:family="paragraph" style:parent-style-name="Standard">
      <style:text-properties fo:background-color="#2a6099"/>
    </style:style>
    <style:style style:name="P6" style:family="paragraph" style:parent-style-name="Standard">
      <style:text-properties style:font-name="Nimbus Mono PS" fo:background-color="#ffff00"/>
    </style:style>
    <style:style style:name="P7" style:family="paragraph" style:parent-style-name="Standard">
      <style:text-properties style:font-name="Nimbus Mono PS" fo:background-color="transparent"/>
    </style:style>
    <style:style style:name="T1" style:family="text">
      <style:text-properties fo:background-color="#158466" loext:char-shading-value="0"/>
    </style:style>
    <style:style style:name="T2" style:family="text">
      <style:text-properties officeooo:rsid="001731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Вступ</text:p>
      <text:p text:style-name="P1">- 1.1 Актуальність теми</text:p>
      <text:p text:style-name="P1"><text:s text:c="2"/>- Популярність 2D-ігор</text:p>
      <text:p text:style-name="P1"><text:s text:c="2"/>- Потреба у простих інструментах для створення рівнів</text:p>
      <text:p text:style-name="P1"><text:s text:c="2"/>- Переваги CLI-редакторів для невеликих команд/інді-розробників</text:p>
      <text:p text:style-name="P1"><text:s text:c="2"/></text:p>
      <text:p text:style-name="P1">- 1.2 Мета та завдання роботи</text:p>
      <text:p text:style-name="P1"><text:s text:c="2"/>- Мета: створити CLI-редактор рівнів для 2D-ігор</text:p>
      <text:p text:style-name="P1"><text:s text:c="2"/>- Завдання:</text:p>
      <text:p text:style-name="P1"><text:s text:c="4"/>- Реалізувати командний інтерфейс</text:p>
      <text:p text:style-name="P1"><text:s text:c="4"/>- Розробити структуру збереження рівнів</text:p>
      <text:p text:style-name="P1"><text:s text:c="4"/>- Додати основні інструменти редагування</text:p>
      <text:p text:style-name="P1"><text:s text:c="4"/>- Забезпечити збереження та перевірку цілісності рівня</text:p>
      <text:p text:style-name="Standard"><text:s text:c="4"/></text:p>
      <text:p text:style-name="Standard"><text:tab/><text:tab/><text:span text:style-name="T1">- 1.3 Об’єкт і предмет дослідження</text:span></text:p>
      <text:p text:style-name="P2"><text:tab/><text:tab/> <text:s/>- Об’єкт: процес створення рівнів для 2D-ігор</text:p>
      <text:p text:style-name="P2"><text:tab/><text:tab/> <text:s/>- Предмет: текстове редагування ігрових рівнів через CLI</text:p>
      <text:p text:style-name="Standard"><text:tab/><text:tab/> <text:s/></text:p>
      <text:p text:style-name="Standard"><text:tab/><text:tab/><text:span text:style-name="T1">- 1.4 Методи дослідження</text:span></text:p>
      <text:p text:style-name="P2"><text:tab/><text:tab/> <text:s/>- Аналіз аналогічних рішень</text:p>
      <text:p text:style-name="P2"><text:tab/><text:tab/> <text:s/>- Проєктування CLI-утиліти</text:p>
      <text:p text:style-name="P2"><text:tab/><text:tab/> <text:s/>- Тестування на прикладах рівнів</text:p>
      <text:p text:style-name="Standard"/>
      <text:p text:style-name="Standard"><text:s/>2. Аналітичний розділ</text:p>
      <text:p text:style-name="Standard"/>
      <text:p text:style-name="P3">- 2.2 Порівняння форматів збереження (JSON, CSV, YAML)</text:p>
      <text:p text:style-name="P3"><text:s text:c="2"/>- Плюси/мінуси для збереження структури рівня</text:p>
      <text:p text:style-name="Standard"/>
      <text:p text:style-name="P3">- 2.3 Вибір технологій</text:p>
      <text:p text:style-name="P3"><text:s text:c="2"/>- Python: швидкість розробки, бібліотеки</text:p>
      <text:p text:style-name="P3"><text:s text:c="2"/>- JSON: зручний для вкладених об'єктів</text:p>
      <text:p text:style-name="P3"><text:s text:c="2"/>- Visual Studio Code: підтримка CLI-розробки</text:p>
      <text:p text:style-name="P3"><text:s text:c="2"/>- Можливість майбутнього переходу на C++ для продуктивності</text:p>
      <text:p text:style-name="Standard"/>
      <text:p text:style-name="P2"><text:s/>3. Проєктний розділ</text:p>
      <text:p text:style-name="P2">- 3.1 Архітектура програми</text:p>
      <text:p text:style-name="P2"><text:s text:c="2"/>- Основні компоненти:</text:p>
      <text:p text:style-name="P2"><text:s text:c="4"/>- Парсер команд</text:p>
      <text:p text:style-name="P2"><text:s text:c="4"/>- Структура даних рівня</text:p>
      <text:p text:style-name="P2"><text:s text:c="4"/>- Менеджер збереження/завантаження</text:p>
      <text:p text:style-name="P2"><text:s text:c="4"/>- Валідатор</text:p>
      <text:p text:style-name="Standard"/>
      <text:p text:style-name="P3">- 3.2 Опис форматів</text:p>
      <text:p text:style-name="P3"><text:s text:c="2"/>- Приклад JSON:</text:p>
      <text:p text:style-name="P3"><text:s text:c="4"/>```json</text:p>
      <text:p text:style-name="P3"><text:s text:c="4"/>{</text:p>
      <text:p text:style-name="P3"><text:s text:c="6"/>"player_start": [1, 1],</text:p>
      <text:p text:style-name="P3"><text:s text:c="6"/>"enemies": [{"x": 5, "y": 7, "type": "zombie"}],</text:p>
      <text:p text:style-name="P3"><text:s text:c="6"/>"blocks": [{"x": 0, "y": 0, "type": "wall"}]</text:p>
      <text:p text:style-name="P3"><text:s text:c="4"/>}</text:p>
      <text:p text:style-name="P3"><text:s text:c="4"/>```</text:p>
      <text:p text:style-name="Standard"/>
      <text:p text:style-name="P4"><text:soft-page-break/>- 3.3 Команди CLI-інтерфейсу</text:p>
      <text:p text:style-name="P4"><text:s text:c="2"/>- `new map1`</text:p>
      <text:p text:style-name="P4"><text:s text:c="2"/>- `add enemy at 5 7 type zombie`</text:p>
      <text:p text:style-name="P4"><text:s text:c="2"/>- `set player start 1 1`</text:p>
      <text:p text:style-name="P4"><text:s text:c="2"/>- `add block at 2 2 type wall`</text:p>
      <text:p text:style-name="P4"><text:s text:c="2"/>- `remove object at 2 2`</text:p>
      <text:p text:style-name="P4"><text:s text:c="2"/>- `export map1.json`</text:p>
      <text:p text:style-name="P4"><text:s text:c="2"/>- `import map1.json`</text:p>
      <text:p text:style-name="P4"><text:s text:c="2"/>- `validate`</text:p>
      <text:p text:style-name="P4"><text:s text:c="2"/>- `help`</text:p>
      <text:p text:style-name="Standard"/>
      <text:p text:style-name="Standard">- 3.4 Обробка помилок і перевірка коректності</text:p>
      <text:p text:style-name="Standard"><text:s text:c="2"/>- Перевірка координат</text:p>
      <text:p text:style-name="Standard"><text:s text:c="2"/>- Конфлікти об’єктів</text:p>
      <text:p text:style-name="Standard"><text:s text:c="2"/>- Обмеження формату</text:p>
      <text:p text:style-name="Standard"/>
      <text:p text:style-name="Standard">- 3.5 Структура коду</text:p>
      <text:p text:style-name="Standard"><text:s text:c="2"/>- `cli_editor.py` — запуск утиліти з консолі</text:p>
      <text:p text:style-name="Standard"><text:s text:c="2"/>- `editor_logic.py` — розбір команд</text:p>
      <text:p text:style-name="Standard"><text:s text:c="2"/>- `gui_editor.py` — графічний вигляд утиліти</text:p>
      <text:p text:style-name="Standard"/>
      <text:p text:style-name="P5"><text:s/>4. Практична реалізація ТЕХ ЧАСТЬ</text:p>
      <text:p text:style-name="P5">- 4.1 Інтерфейс командного рядка</text:p>
      <text:p text:style-name="P5"><text:s text:c="2"/>- Робота через `input()` або модулі `cmd` / `argparse`</text:p>
      <text:p text:style-name="P5"><text:s text:c="2"/>- Бібліотеки: sys, os, PyQt5.QtWidgets, PyQt5.QtGui </text:p>
      <text:p text:style-name="P5"/>
      <text:p text:style-name="P5">- 4.2 Реалізація основних функцій</text:p>
      <text:p text:style-name="P5"><text:s text:c="2"/>- Додавання/видалення об'єктів</text:p>
      <text:p text:style-name="P5"><text:s text:c="2"/>- Збереження/завантаження JSON</text:p>
      <text:p text:style-name="P5"><text:s text:c="2"/>- Виведення карти у текстовому вигляді (для перевірки)</text:p>
      <text:p text:style-name="P5"/>
      <text:p text:style-name="P5">- 4.3 Візуалізація</text:p>
      <text:p text:style-name="P5"><text:s text:c="2"/>- Текстова мапа:</text:p>
      <text:p text:style-name="P5"><text:s text:c="4"/>##########</text:p>
      <text:p text:style-name="P5"><text:s text:c="4"/>#@.......#</text:p>
      <text:p text:style-name="P5"><text:s text:c="4"/>#...1....#</text:p>
      <text:p text:style-name="P5"><text:s text:c="4"/>##########</text:p>
      <text:p text:style-name="P5"><text:s text:c="4"/></text:p>
      <text:p text:style-name="P5">- 4.4 Приклад використання</text:p>
      <text:p text:style-name="P5"><text:s text:c="2"/>- Створення мапи</text:p>
      <text:p text:style-name="P5"><text:s text:c="2"/>- Експорт/імпорт</text:p>
      <text:p text:style-name="P5"><text:s text:c="2"/>- Перевірка</text:p>
      <text:p text:style-name="P5"/>
      <text:p text:style-name="P5"/>
      <text:p text:style-name="P5"><text:s/>5. Тестування</text:p>
      <text:p text:style-name="P5">- 5.1 Модульне тестування</text:p>
      <text:p text:style-name="P5"><text:s text:c="2"/>- Тести на кожен модуль (`unittest`, `pytest`)</text:p>
      <text:p text:style-name="P5">- 5.2 Тестування сценаріїв</text:p>
      <text:p text:style-name="P5"><text:s text:c="2"/>- Повні кейси: створити рівень → зберегти → імпортувати → валідувати</text:p>
      <text:p text:style-name="Standard"/>
      <text:p text:style-name="P5"><text:s/>6. Висновки</text:p>
      <text:p text:style-name="P5">- 6.1 Результати</text:p>
      <text:p text:style-name="P5"><text:soft-page-break/><text:s text:c="2"/>- Створено повноцінний CLI-редактор рівнів</text:p>
      <text:p text:style-name="P5">- 6.2 Можливості розвитку</text:p>
      <text:p text:style-name="P5"><text:s text:c="2"/>- Додавання підтримки YAML/CSV</text:p>
      <text:p text:style-name="P5"><text:s text:c="2"/>- Автодоповнення команд</text:p>
      <text:p text:style-name="P5"><text:s text:c="2"/>- Інтеграція з рушієм (другий диплом)</text:p>
      <text:p text:style-name="P5"><text:s text:c="2"/>- Графічна оболонка (GUI-редактор)</text:p>
      <text:p text:style-name="Standard"/>
      <text:p text:style-name="Standard"><text:s/>Додатки</text:p>
      <text:p text:style-name="Standard">- Інструкція користувача</text:p>
      <text:p text:style-name="Standard">- Скріншоти роботи в CLI</text:p>
      <text:p text:style-name="Standard">- Приклади карт</text:p>
      <text:p text:style-name="Standard"/>
      <text:p text:style-name="Standard"/>
      <text:p text:style-name="Standard"/>
      <text:p text:style-name="P3">Кросплатформенність:</text:p>
      <text:p text:style-name="P3">1. Використання мови Python</text:p>
      <text:p text:style-name="P3">Python є інтерпретованою мовою, яка працює на багатьох ОС. Для цього достатньо встановити Python на відповідній платформі:</text:p>
      <text:p text:style-name="P3">- На Windows — встановлюється через `.exe`-інсталятор</text:p>
      <text:p text:style-name="P3">- На Linux — зазвичай уже встановлений або ставиться через пакетний менеджер (`apt`, `dnf` тощо)</text:p>
      <text:p text:style-name="P3"/>
      <text:p text:style-name="P3">✅ Результат: той самий `.py`-файл можна запустити в будь-якому середовищі.</text:p>
      <text:p text:style-name="P3"/>
      <text:p text:style-name="P3">2. Уникнення прив’язки до специфічних ОС</text:p>
      <text:p text:style-name="P3">CLI-редактор:</text:p>
      <text:p text:style-name="P3">- Не використовує графічні інтерфейси, прив’язані до WinAPI або X11</text:p>
      <text:p text:style-name="P3">- Не має залежності від сторонніх бінарних бібліотек, які працюють лише в одній ОС</text:p>
      <text:p text:style-name="P3"/>
      <text:p text:style-name="P3">3. Робота через стандартний ввід/вивід (stdin/stdout)</text:p>
      <text:p text:style-name="P3">Комунікація з користувачем відбувається через `input()` і `print()`:</text:p>
      <text:p text:style-name="P3">```python</text:p>
      <text:p text:style-name="P3">command = input("&gt;&gt; ")</text:p>
      <text:p text:style-name="P3">print("Object added at (5, 7)")</text:p>
      <text:p text:style-name="P3">```</text:p>
      <text:p text:style-name="P3">✅ Ці функції працюють однаково на всіх ОС, де є консоль/термінал.</text:p>
      <text:p text:style-name="P3"/>
      <text:p text:style-name="P3">4. Використання лише кросплатформених бібліотек</text:p>
      <text:p text:style-name="P3">Редактор використовує тільки стандартні бібліотеки або бібліотеки, що підтримуються на всіх системах:</text:p>
      <text:p text:style-name="P3">- `json`, `argparse`, `os`, `pathlib`, `sys`</text:p>
      <text:p text:style-name="P3">- (за потреби) `rich`, `colorama` для кросплатформеного форматування терміналу</text:p>
      <text:p text:style-name="P3"/>
      <text:p text:style-name="P6">5. Кодування, мова, локаль</text:p>
      <text:p text:style-name="P6">Усі виводи й введення тексту в UTF-8, який підтримується в усіх терміналах:</text:p>
      <text:p text:style-name="P6">```python</text:p>
      <text:p text:style-name="P6">with open("map.json", "w", encoding="utf-8") as f:</text:p>
      <text:p text:style-name="P6"><text:s text:c="4"/>json.dump(data, f)</text:p>
      <text:p text:style-name="P6">```</text:p>
      <text:p text:style-name="P3"/>
      <text:p text:style-name="P7">АБВгде?!<text:span text:style-name="T2">1234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42:18.166684109</meta:creation-date>
    <meta:editing-duration>PT27S</meta:editing-duration>
    <meta:editing-cycles>2</meta:editing-cycles>
    <meta:generator>LibreOffice/24.8.6.2$Linux_X86_64 LibreOffice_project/d50be90c1d90f0f90a5235ffcbbafbbfa38a83c2</meta:generator>
    <dc:date>2025-04-30T10:42:31.788811412</dc:date>
    <meta:document-statistic meta:table-count="0" meta:image-count="0" meta:object-count="0" meta:page-count="3" meta:paragraph-count="128" meta:word-count="586" meta:character-count="4210" meta:non-whitespace-character-count="3526"/>
  </office:meta>
</office:document-meta>
</file>